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1c83" officeooo:paragraph-rsid="00061c83" style:font-weight-asian="bold" style:font-weight-complex="bold"/>
    </style:style>
    <style:style style:name="P2" style:family="paragraph" style:parent-style-name="Standard">
      <style:text-properties style:font-name="Segoe UI" fo:font-size="11pt" fo:font-weight="normal" officeooo:rsid="00061c83" officeooo:paragraph-rsid="00061c83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Segoe UI" fo:font-size="10pt" fo:font-weight="normal" officeooo:rsid="00061c83" officeooo:paragraph-rsid="00061c8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Segoe UI" fo:font-size="10pt" fo:font-weight="normal" officeooo:rsid="00061c83" officeooo:paragraph-rsid="00061c83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Segoe UI" fo:font-size="9pt" fo:font-weight="normal" officeooo:rsid="00061c83" officeooo:paragraph-rsid="00061c83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Segoe UI" fo:font-size="12pt" fo:font-weight="bold" officeooo:rsid="00061c83" officeooo:paragraph-rsid="00061c83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style:font-name="Segoe UI" fo:font-size="12pt" fo:font-weight="bold" officeooo:rsid="00061c83" officeooo:paragraph-rsid="00061c83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package ejercicio1;</text:p>
      <text:p text:style-name="P3"/>
      <text:p text:style-name="P3">import java.util.Scanner;</text:p>
      <text:p text:style-name="P3"/>
      <text:p text:style-name="P3">public class Ejercicio1 {</text:p>
      <text:p text:style-name="P3"><text:s text:c="4"/>public static void main(String[] args) {</text:p>
      <text:p text:style-name="P3"><text:s text:c="8"/>Scanner teclado = new Scanner(System.in); </text:p>
      <text:p text:style-name="P3"><text:s text:c="8"/>System.out.println("Introduzca un número impar y mayor o igual que 3: ");</text:p>
      <text:p text:style-name="P3"><text:s text:c="8"/>int num;</text:p>
      <text:p text:style-name="P3"><text:s text:c="8"/>int huecos;</text:p>
      <text:p text:style-name="P3"><text:s text:c="8"/></text:p>
      <text:p text:style-name="P3"><text:s text:c="8"/>num = teclado.nextInt();</text:p>
      <text:p text:style-name="P3"><text:s text:c="8"/>while(num%2 == 0 || num &lt; 3){</text:p>
      <text:p text:style-name="P3"><text:s text:c="12"/>System.out.println("Número incorrecto, introduce otro valor: ");</text:p>
      <text:p text:style-name="P3"><text:s text:c="12"/>num = teclado.nextInt();</text:p>
      <text:p text:style-name="P3"><text:s text:c="8"/>}</text:p>
      <text:p text:style-name="P3"><text:s text:c="8"/></text:p>
      <text:p text:style-name="P3"><text:s text:c="8"/>huecos = (num - 1)/ 2;</text:p>
      <text:p text:style-name="P3"><text:s text:c="8"/>System.out.println(huecos);</text:p>
      <text:p text:style-name="P3"><text:s text:c="8"/>for(int i = 1; i &lt;= num/2 + 1; i++){</text:p>
      <text:p text:style-name="P3"><text:s text:c="12"/>for(int j = 0; j &lt; huecos; j++){</text:p>
      <text:p text:style-name="P3"><text:s text:c="16"/>System.out.print(" <text:s/>");</text:p>
      <text:p text:style-name="P3"><text:s text:c="12"/>}</text:p>
      <text:p text:style-name="P3"><text:s text:c="12"/>huecos--;</text:p>
      <text:p text:style-name="P3"><text:s text:c="12"/>for(int h = 1; h &lt;= i; h++){</text:p>
      <text:p text:style-name="P3"><text:s text:c="16"/>System.out.print("* ");</text:p>
      <text:p text:style-name="P3"><text:s text:c="12"/>}</text:p>
      <text:p text:style-name="P3"><text:s text:c="12"/>for(int h = 1; h &lt; i; h++){</text:p>
      <text:p text:style-name="P3"><text:s text:c="16"/>System.out.print("* ");</text:p>
      <text:p text:style-name="P3"><text:s text:c="12"/>}</text:p>
      <text:p text:style-name="P3"><text:s text:c="12"/>System.out.println();</text:p>
      <text:p text:style-name="P3"><text:s text:c="8"/>}</text:p>
      <text:p text:style-name="P3"><text:s text:c="8"/>huecos = 1;</text:p>
      <text:p text:style-name="P3"><text:s text:c="8"/>for(int i = num/2; i &gt;= 1; i--){</text:p>
      <text:p text:style-name="P3"><text:s text:c="12"/>for(int j = 0; j &lt; huecos; j++){</text:p>
      <text:p text:style-name="P3"><text:s text:c="16"/>System.out.print(" <text:s/>");</text:p>
      <text:p text:style-name="P3"><text:s text:c="12"/>}</text:p>
      <text:p text:style-name="P3"><text:s text:c="12"/>huecos++;</text:p>
      <text:p text:style-name="P3"><text:s text:c="12"/>for(int h = 1; h &lt;= i; h++){</text:p>
      <text:p text:style-name="P3"><text:s text:c="16"/>System.out.print("* ");</text:p>
      <text:p text:style-name="P3"><text:s text:c="12"/>}</text:p>
      <text:p text:style-name="P3"><text:s text:c="12"/>for(int h = 1; h &lt; i; h++){</text:p>
      <text:p text:style-name="P3"><text:s text:c="16"/>System.out.print("* ");</text:p>
      <text:p text:style-name="P3"><text:s text:c="12"/>}</text:p>
      <text:p text:style-name="P3"><text:s text:c="12"/>System.out.println();</text:p>
      <text:p text:style-name="P3"><text:s text:c="8"/>}</text:p>
      <text:p text:style-name="P3"><text:s text:c="8"/></text:p>
      <text:p text:style-name="P3"><text:s text:c="4"/>}</text:p>
      <text:p text:style-name="P3"><text:s text:c="4"/></text:p>
      <text:p text:style-name="P3">}</text:p>
      <text:p text:style-name="P3"/>
      <text:p text:style-name="P7">Ejercicio 2</text:p>
      <text:p text:style-name="P3"/>
      <text:p text:style-name="P3">package ejercicio2;</text:p>
      <text:p text:style-name="P3"/>
      <text:p text:style-name="P3">import static java.lang.Integer.parseInt;</text:p>
      <text:p text:style-name="P3">import java.util.Scanner;</text:p>
      <text:p text:style-name="P3">public class Ejercicio2 {</text:p>
      <text:p text:style-name="P3"><text:s text:c="4"/>public static void main(String[] args) {</text:p>
      <text:p text:style-name="P3"><text:s text:c="8"/>Scanner teclado = new Scanner(System.in); </text:p>
      <text:p text:style-name="P3"><text:s text:c="8"/>int num;</text:p>
      <text:p text:style-name="P3"><text:s text:c="8"/>int total = 0;</text:p>
      <text:p text:style-name="P3"><text:s text:c="8"/>int cont = 0;</text:p>
      <text:p text:style-name="P3"><text:s text:c="8"/></text:p>
      <text:p text:style-name="P3"><text:s text:c="8"/>System.out.println("Introduce un número entero, teclea un valor negativo para finalizar: ");</text:p>
      <text:p text:style-name="P3"><text:s text:c="8"/>num = teclado.nextInt();</text:p>
      <text:p text:style-name="P3"><text:s text:c="8"/></text:p>
      <text:p text:style-name="P3"><text:s text:c="8"/>for(int i = 0; i == 0; i = 0){ </text:p>
      <text:p text:style-name="P3"><text:s text:c="12"/>if(num &lt; 0){</text:p>
      <text:p text:style-name="P3"><text:s text:c="16"/>break;</text:p>
      <text:p text:style-name="P3"><text:s text:c="12"/>}</text:p>
      <text:p text:style-name="P3"><text:s text:c="12"/>String[] arrayNum = Integer.toString(num).split("");</text:p>
      <text:p text:style-name="P3"><text:s text:c="12"/></text:p>
      <text:p text:style-name="P3"><text:s text:c="12"/>System.out.print("Suma de los dígitos pares: ");</text:p>
      <text:p text:style-name="P3"><text:s text:c="12"/>for(int j = 0; j &lt;= arrayNum.length - 1; j++){ <text:s text:c="3"/></text:p>
      <text:p text:style-name="P3"><text:s text:c="16"/>if(parseInt(arrayNum[j])%2 == 0){</text:p>
      <text:p text:style-name="P3"><text:s text:c="20"/></text:p>
      <text:p text:style-name="P3"><text:s text:c="20"/>if(cont &gt; 0){</text:p>
      <text:p text:style-name="P3"><text:s text:c="24"/>System.out.print(" + ");</text:p>
      <text:p text:style-name="P3"><text:s text:c="20"/>}</text:p>
      <text:p text:style-name="P3"><text:s text:c="20"/>System.out.print(arrayNum[j]);</text:p>
      <text:p text:style-name="P3"><text:s text:c="20"/>total += parseInt(arrayNum[j]);</text:p>
      <text:p text:style-name="P3"><text:s text:c="20"/>cont++;</text:p>
      <text:p text:style-name="P3"><text:s text:c="16"/>}</text:p>
      <text:p text:style-name="P3"><text:s text:c="16"/>if(j == arrayNum.length-1){</text:p>
      <text:p text:style-name="P3"><text:s text:c="20"/>if(total != 0){</text:p>
      <text:p text:style-name="P3"><text:s text:c="24"/>System.out.print(" = " + total);</text:p>
      <text:p text:style-name="P3"><text:s text:c="23"/></text:p>
      <text:p text:style-name="P3"><text:s text:c="20"/>}</text:p>
      <text:p text:style-name="P3"><text:s text:c="20"/>System.out.println("");</text:p>
      <text:p text:style-name="P3"><text:s text:c="20"/>cont = 0;</text:p>
      <text:p text:style-name="P3"><text:s text:c="20"/>total = 0;</text:p>
      <text:p text:style-name="P3"><text:s text:c="16"/>}</text:p>
      <text:p text:style-name="P3"><text:s text:c="12"/>}</text:p>
      <text:p text:style-name="P3"><text:s text:c="12"/>System.out.println("Introduce un número entero, teclea un valor negativo para finalizar: ");</text:p>
      <text:p text:style-name="P3"><text:s text:c="12"/>num = teclado.nextInt();</text:p>
      <text:p text:style-name="P3"><text:s text:c="8"/>} <text:s text:c="2"/></text:p>
      <text:p text:style-name="P3"><text:s text:c="4"/>}</text:p>
      <text:p text:style-name="P3"><text:s text:c="4"/></text:p>
      <text:p text:style-name="P3">}</text:p>
      <text:p text:style-name="P3"/>
      <text:p text:style-name="P7">Ejercicio 3</text:p>
      <text:p text:style-name="P6"/>
      <text:p text:style-name="P4">package ejercicio3;</text:p>
      <text:p text:style-name="P4"/>
      <text:p text:style-name="P4">import java.util.Scanner;</text:p>
      <text:p text:style-name="P4"/>
      <text:p text:style-name="P4">public class Ejercicio3 {</text:p>
      <text:p text:style-name="P4"/>
      <text:p text:style-name="P4"><text:s text:c="4"/>public static void main(String[] args) {</text:p>
      <text:p text:style-name="P4"><text:s text:c="8"/>Scanner teclado = new Scanner(System.in); </text:p>
      <text:p text:style-name="P4"><text:s text:c="8"/>int numMuros;</text:p>
      <text:p text:style-name="P4"><text:s text:c="8"/>int saltosArriba = 0;</text:p>
      <text:p text:style-name="P4"><text:s text:c="8"/>int saltosAbajo = 0;</text:p>
      <text:p text:style-name="P4"><text:s text:c="8"/>int muroActual;</text:p>
      <text:p text:style-name="P4"><text:s text:c="8"/>int muroAnterior = 0;</text:p>
      <text:p text:style-name="P4"><text:s text:c="8"/>System.out.println("Introduce cuantos muros tiene que saltar Mario: ");</text:p>
      <text:p text:style-name="P4"><text:s text:c="8"/></text:p>
      <text:p text:style-name="P4"><text:s text:c="8"/>numMuros = teclado.nextInt();</text:p>
      <text:p text:style-name="P4"><text:s text:c="8"/>for(int i = 1; i&lt;=numMuros; i++){</text:p>
      <text:p text:style-name="P4"><text:s text:c="12"/>System.out.println("Introduzca la altura del muro " + i + " :");</text:p>
      <text:p text:style-name="P4"><text:s text:c="12"/>muroActual = teclado.nextInt();</text:p>
      <text:p text:style-name="P4"><text:s text:c="12"/>if(muroAnterior &gt; 0){</text:p>
      <text:p text:style-name="P4"><text:s text:c="16"/>if(muroActual &gt; muroAnterior){</text:p>
      <text:p text:style-name="P4"><text:s text:c="20"/>saltosArriba++;</text:p>
      <text:p text:style-name="P4"><text:s text:c="16"/>} <text:s/></text:p>
      <text:p text:style-name="P4"><text:s text:c="16"/>if(muroActual &lt; muroAnterior){</text:p>
      <text:p text:style-name="P4"><text:s text:c="20"/>saltosAbajo++;</text:p>
      <text:p text:style-name="P4"><text:s text:c="16"/>}</text:p>
      <text:p text:style-name="P4"><text:s text:c="12"/>}</text:p>
      <text:p text:style-name="P4"><text:s text:c="12"/>muroAnterior = muroActual;</text:p>
      <text:p text:style-name="P4"><text:s text:c="8"/>}</text:p>
      <text:p text:style-name="P4"><text:s text:c="8"/></text:p>
      <text:p text:style-name="P4"><text:s text:c="8"/>System.out.println("Saltos hacia arriba : " + saltosArriba);</text:p>
      <text:p text:style-name="P4"><text:s text:c="8"/>System.out.println("Saltos hacia abajo : " + saltosAbajo);</text:p>
      <text:p text:style-name="P4"/>
      <text:p text:style-name="P4"><text:s text:c="4"/>}</text:p>
      <text:p text:style-name="P4"><text:s text:c="4"/></text:p>
      <text:p text:style-name="P4">}</text:p>
      <text:p text:style-name="P4"/>
      <text:p text:style-name="P7">Ejercicio 4</text:p>
      <text:p text:style-name="P6"/>
      <text:p text:style-name="P3">package ejercicio4;</text:p>
      <text:p text:style-name="P4">import java.util.Scanner;</text:p>
      <text:p text:style-name="P4"/>
      <text:p text:style-name="P4">public class Ejercicio4 {</text:p>
      <text:p text:style-name="P4"/>
      <text:p text:style-name="P4"><text:s text:c="4"/>public static void main(String[] args) {</text:p>
      <text:p text:style-name="P4"><text:s text:c="8"/>Scanner teclado = new Scanner(System.in); </text:p>
      <text:p text:style-name="P4"><text:s text:c="8"/>int pisoInicial;</text:p>
      <text:p text:style-name="P4"><text:s text:c="8"/>int pisoLlamada;</text:p>
      <text:p text:style-name="P4"><text:s text:c="8"/>int pisoDestino;</text:p>
      <text:p text:style-name="P4"><text:s text:c="8"/>int pisoActual;</text:p>
      <text:p text:style-name="P4"><text:s text:c="8"/>int total = 0;</text:p>
      <text:p text:style-name="P4"><text:s text:c="8"/>System.out.println("Introduce el piso inicial del ascensor: ");</text:p>
      <text:p text:style-name="P4"><text:s text:c="8"/>pisoInicial = teclado.nextInt();</text:p>
      <text:p text:style-name="P4"><text:s text:c="8"/>pisoActual = pisoInicial;</text:p>
      <text:p text:style-name="P4"><text:s text:c="8"/>System.out.println("Introduce el piso desde el que se llama: ");</text:p>
      <text:p text:style-name="P4"><text:s text:c="8"/>pisoLlamada = teclado.nextInt();</text:p>
      <text:p text:style-name="P4"><text:s text:c="8"/>while(pisoLlamada != -1){</text:p>
      <text:p text:style-name="P4"><text:s text:c="12"/>total += Math.max(pisoActual, pisoLlamada) - Math.min(pisoActual, pisoLlamada);</text:p>
      <text:p text:style-name="P4"><text:s text:c="12"/>pisoActual = pisoLlamada;</text:p>
      <text:p text:style-name="P4"><text:s text:c="12"/>System.out.println("Introduce el piso de destino: ");</text:p>
      <text:p text:style-name="P4"><text:s text:c="12"/>pisoDestino = teclado.nextInt();</text:p>
      <text:p text:style-name="P4"><text:s text:c="12"/>total += Math.max(pisoActual, pisoDestino) - Math.min(pisoActual, pisoDestino);</text:p>
      <text:p text:style-name="P4"><text:s text:c="12"/>pisoActual = pisoDestino;</text:p>
      <text:p text:style-name="P4"><text:s text:c="12"/>System.out.println("Introduce el piso desde el que se llama: ");</text:p>
      <text:p text:style-name="P4"><text:s text:c="12"/>pisoLlamada = teclado.nextInt();</text:p>
      <text:p text:style-name="P4"><text:s text:c="8"/>}</text:p>
      <text:p text:style-name="P4"><text:s text:c="8"/></text:p>
      <text:p text:style-name="P4"><text:s text:c="8"/>System.out.println("Pisos recorridos por el ascensor a lo largo del día: " + total);</text:p>
      <text:p text:style-name="P4"/>
      <text:p text:style-name="P4"><text:s text:c="4"/>}</text:p>
      <text:p text:style-name="P4"><text:s text:c="4"/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51:57.902000000</meta:creation-date>
    <dc:date>2019-12-10T18:57:13.079000000</dc:date>
    <meta:editing-duration>PT5M16S</meta:editing-duration>
    <meta:editing-cycles>1</meta:editing-cycles>
    <meta:document-statistic meta:table-count="0" meta:image-count="0" meta:object-count="0" meta:page-count="4" meta:paragraph-count="160" meta:word-count="517" meta:character-count="5086" meta:non-whitespace-character-count="3153"/>
    <meta:generator>LibreOffice/6.1.0.3$Windows_X86_64 LibreOffice_project/efb621ed25068d70781dc026f7e9c5187a4decd1</meta:generator>
  </office:meta>
</office:document-meta>
</file>